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ální">
      <style:text-properties officeooo:rsid="00063e24" officeooo:paragraph-rsid="00063e24"/>
    </style:style>
    <style:style style:name="P2" style:family="paragraph" style:parent-style-name="Normální">
      <style:text-properties officeooo:rsid="001a9934" officeooo:paragraph-rsid="001a9934"/>
    </style:style>
    <style:style style:name="P3" style:family="paragraph" style:parent-style-name="Normální">
      <style:text-properties officeooo:paragraph-rsid="001df034"/>
    </style:style>
    <style:style style:name="P4" style:family="paragraph" style:parent-style-name="Text_20_body">
      <style:text-properties officeooo:rsid="000737e5" officeooo:paragraph-rsid="000737e5"/>
    </style:style>
    <style:style style:name="P5" style:family="paragraph" style:parent-style-name="Text_20_body">
      <style:text-properties officeooo:rsid="00074c5d" officeooo:paragraph-rsid="00074c5d"/>
    </style:style>
    <style:style style:name="P6" style:family="paragraph" style:parent-style-name="Text_20_body">
      <style:text-properties officeooo:rsid="000b29f4" officeooo:paragraph-rsid="0021b0cc"/>
    </style:style>
    <style:style style:name="P7" style:family="paragraph" style:parent-style-name="Text_20_body">
      <style:text-properties officeooo:rsid="000cec48" officeooo:paragraph-rsid="000cec48"/>
    </style:style>
    <style:style style:name="P8" style:family="paragraph" style:parent-style-name="Text_20_body">
      <style:text-properties officeooo:rsid="000cec48" officeooo:paragraph-rsid="0022a56f"/>
    </style:style>
    <style:style style:name="P9" style:family="paragraph" style:parent-style-name="Text_20_body">
      <style:text-properties officeooo:rsid="000fff6a" officeooo:paragraph-rsid="000fff6a"/>
    </style:style>
    <style:style style:name="P10" style:family="paragraph" style:parent-style-name="Text_20_body">
      <style:text-properties officeooo:rsid="00139bee" officeooo:paragraph-rsid="00139bee"/>
    </style:style>
    <style:style style:name="P11" style:family="paragraph" style:parent-style-name="Text_20_body">
      <style:text-properties officeooo:rsid="0013ea33" officeooo:paragraph-rsid="0013ea33"/>
    </style:style>
    <style:style style:name="P12" style:family="paragraph" style:parent-style-name="Text_20_body">
      <style:text-properties officeooo:rsid="001b992e" officeooo:paragraph-rsid="001b992e"/>
    </style:style>
    <style:style style:name="P13" style:family="paragraph" style:parent-style-name="Text_20_body">
      <style:text-properties fo:font-weight="bold" officeooo:rsid="00074c5d" officeooo:paragraph-rsid="00074c5d" style:font-weight-asian="bold" style:font-weight-complex="bold"/>
    </style:style>
    <style:style style:name="P14" style:family="paragraph" style:parent-style-name="Heading_20_1" style:master-page-name="MP0">
      <style:paragraph-properties style:page-number="auto" fo:break-before="page"/>
    </style:style>
    <style:style style:name="P15" style:family="paragraph" style:parent-style-name="Text_20_body">
      <style:text-properties officeooo:rsid="0021b0cc" officeooo:paragraph-rsid="0021b0cc"/>
    </style:style>
    <style:style style:name="P16" style:family="paragraph" style:parent-style-name="Text_20_body">
      <style:text-properties officeooo:rsid="0024eaee" officeooo:paragraph-rsid="0024eaee"/>
    </style:style>
    <style:style style:name="P17" style:family="paragraph" style:parent-style-name="Text_20_body">
      <style:text-properties officeooo:rsid="0024eaee" officeooo:paragraph-rsid="00287e46"/>
    </style:style>
    <style:style style:name="P18" style:family="paragraph" style:parent-style-name="Text_20_body">
      <style:text-properties officeooo:rsid="00266fd0" officeooo:paragraph-rsid="00266fd0"/>
    </style:style>
    <style:style style:name="P19" style:family="paragraph" style:parent-style-name="Text_20_body">
      <style:text-properties officeooo:rsid="00287e46" officeooo:paragraph-rsid="00287e46"/>
    </style:style>
    <style:style style:name="P20" style:family="paragraph" style:parent-style-name="Text_20_body">
      <style:text-properties officeooo:rsid="00291211" officeooo:paragraph-rsid="00291211"/>
    </style:style>
    <style:style style:name="P21" style:family="paragraph" style:parent-style-name="Text_20_body">
      <style:text-properties officeooo:rsid="0029ff60" officeooo:paragraph-rsid="0029ff60"/>
    </style:style>
    <style:style style:name="P22" style:family="paragraph" style:parent-style-name="Text_20_body">
      <style:text-properties officeooo:rsid="002ba8db" officeooo:paragraph-rsid="002ba8db"/>
    </style:style>
    <style:style style:name="P23" style:family="paragraph" style:parent-style-name="Text_20_body">
      <style:text-properties officeooo:rsid="002fd0fd" officeooo:paragraph-rsid="002fd0fd"/>
    </style:style>
    <style:style style:name="P24" style:family="paragraph" style:parent-style-name="Text_20_body">
      <style:text-properties officeooo:rsid="00318f36" officeooo:paragraph-rsid="00318f36"/>
    </style:style>
    <style:style style:name="P25" style:family="paragraph" style:parent-style-name="Text_20_body">
      <style:text-properties officeooo:rsid="0031be0d" officeooo:paragraph-rsid="0031be0d"/>
    </style:style>
    <style:style style:name="P26" style:family="paragraph" style:parent-style-name="Text_20_body">
      <style:text-properties officeooo:rsid="003253f2" officeooo:paragraph-rsid="0032bd32"/>
    </style:style>
    <style:style style:name="P27" style:family="paragraph" style:parent-style-name="Text_20_body">
      <style:text-properties officeooo:rsid="00336b18" officeooo:paragraph-rsid="00336b18"/>
    </style:style>
    <style:style style:name="T1" style:family="text">
      <style:text-properties officeooo:rsid="00063e24"/>
    </style:style>
    <style:style style:name="T2" style:family="text">
      <style:text-properties officeooo:rsid="00094438"/>
    </style:style>
    <style:style style:name="T3" style:family="text">
      <style:text-properties officeooo:rsid="000cec48"/>
    </style:style>
    <style:style style:name="T4" style:family="text">
      <style:text-properties officeooo:rsid="000e0099"/>
    </style:style>
    <style:style style:name="T5" style:family="text">
      <style:text-properties officeooo:rsid="000fff6a"/>
    </style:style>
    <style:style style:name="T6" style:family="text">
      <style:text-properties officeooo:rsid="00112a9f"/>
    </style:style>
    <style:style style:name="T7" style:family="text">
      <style:text-properties officeooo:rsid="00128cfa"/>
    </style:style>
    <style:style style:name="T8" style:family="text">
      <style:text-properties officeooo:rsid="0014b1b7"/>
    </style:style>
    <style:style style:name="T9" style:family="text">
      <style:text-properties officeooo:rsid="0015019a"/>
    </style:style>
    <style:style style:name="T10" style:family="text">
      <style:text-properties officeooo:rsid="0016da18"/>
    </style:style>
    <style:style style:name="T11" style:family="text">
      <style:text-properties officeooo:rsid="0017c5e5"/>
    </style:style>
    <style:style style:name="T12" style:family="text">
      <style:text-properties officeooo:rsid="001943f5"/>
    </style:style>
    <style:style style:name="T13" style:family="text">
      <style:text-properties officeooo:rsid="001b3cc0"/>
    </style:style>
    <style:style style:name="T14" style:family="text">
      <style:text-properties officeooo:rsid="001d665b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1df034"/>
    </style:style>
    <style:style style:name="T17" style:family="text">
      <style:text-properties officeooo:rsid="001f1ca0"/>
    </style:style>
    <style:style style:name="T18" style:family="text">
      <style:text-properties officeooo:rsid="00201c4d"/>
    </style:style>
    <style:style style:name="T19" style:family="text">
      <style:text-properties officeooo:rsid="0021b0cc"/>
    </style:style>
    <style:style style:name="T20" style:family="text">
      <style:text-properties officeooo:rsid="0023d451"/>
    </style:style>
    <style:style style:name="T21" style:family="text">
      <style:text-properties officeooo:rsid="0024eaee"/>
    </style:style>
    <style:style style:name="T22" style:family="text">
      <style:text-properties officeooo:rsid="0026c235"/>
    </style:style>
    <style:style style:name="T23" style:family="text">
      <style:text-properties officeooo:rsid="002783fe"/>
    </style:style>
    <style:style style:name="T24" style:family="text">
      <style:text-properties officeooo:rsid="0027d1b2"/>
    </style:style>
    <style:style style:name="T25" style:family="text">
      <style:text-properties officeooo:rsid="00287e46"/>
    </style:style>
    <style:style style:name="T26" style:family="text">
      <style:text-properties officeooo:rsid="00291211"/>
    </style:style>
    <style:style style:name="T27" style:family="text">
      <style:text-properties officeooo:rsid="002ef7ef"/>
    </style:style>
    <style:style style:name="T28" style:family="text">
      <style:text-properties officeooo:rsid="0032bd32"/>
    </style:style>
    <style:style style:name="T29" style:family="text">
      <style:text-properties officeooo:rsid="003467e0"/>
    </style:style>
    <style:style style:name="T30" style:family="text">
      <style:text-properties officeooo:rsid="0034e3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KraitClub</text:p>
      <text:p text:style-name="Normální">Obrázky, tagy, volen na tagy, lajky, komentáře, uležení obrázků do collections</text:p>
      <text:h text:style-name="Heading_20_3" text:outline-level="3">Co umí <text:span text:style-name="T10">(29.2.24)</text:span></text:h>
      <text:h text:style-name="Heading_20_5" text:outline-level="5">/<text:span text:style-name="T1">p</text:span>ost</text:h>
      <text:p text:style-name="Normální">You can post pictures with tags.</text:p>
      <text:p text:style-name="Normální">(*) require</text:p>
      <text:p text:style-name="P3">/createNewSomethingIdunno/ =&gt; obrázek/preset obrázek(*) + název/short description(*)“describe this picture“ + long description + tags</text:p>
      <text:p text:style-name="Normální">„@someone hey look you look stupid in pics“</text:p>
      <text:p text:style-name="Normální">DB =&gt; picture object has picture url, tags (which have votes), and ur name, when u posted it, last time you modified, short desc, long desc, attributions maybe</text:p>
      <text:p text:style-name="P2">ANNOYANCE: KS was using the wrong type of sender object. Pls use the one thats no annoying. <text:span text:style-name="T13">The one i dont have to make extra class for</text:span></text:p>
      <text:h text:style-name="Heading_20_5" text:outline-level="5">/<text:span text:style-name="T11">search</text:span><text:span text:style-name="T12">=</text:span><text:span text:style-name="T11"> OR /</text:span><text:span text:style-name="T1">f</text:span>ilter<text:span text:style-name="T12">=</text:span></text:h>
      <text:p text:style-name="Normální">need to filter by username =&gt; user can slightly customize their shit</text:p>
      <text:p text:style-name="Normální">and can filter by tags too. let the algo decide "lol like we have any"</text:p>
      <text:p text:style-name="Normální">obv just try to weigh new+high voted. it's litchurlly built in.</text:p>
      <text:h text:style-name="Heading_20_5" text:outline-level="5">/<text:span text:style-name="T12">{user} OR /{tag}</text:span></text:h>
      <text:p text:style-name="Text_20_body"/>
      <text:h text:style-name="Heading_20_5" text:outline-level="5">/<text:span text:style-name="T1">search</text:span></text:h>
      <text:p text:style-name="P1">v annoying but ill survive</text:p>
      <text:p text:style-name="P1">steal from messboard</text:p>
      <text:h text:style-name="Heading_20_3" text:outline-level="3">Basics</text:h>
      <text:p text:style-name="Normální">Obrázky přidávat</text:p>
      <text:p text:style-name="Normální">Filtrování + search</text:p>
      <text:h text:style-name="Heading_20_3" text:outline-level="3">Extras</text:h>
      <text:p text:style-name="Normální">Friends</text:p>
      <text:p text:style-name="Normální">AI image tagging (secret tags)</text:p>
      <text:p text:style-name="P1">Algorhitm to give me pics</text:p>
      <text:p text:style-name="Heading_20_1"><text:soft-page-break/>Hard truths <text:span text:style-name="T9">(2.3.2</text:span><text:span text:style-name="T10">4</text:span><text:span text:style-name="T9">)</text:span></text:p>
      <text:h text:style-name="Heading_20_5" text:outline-level="5">Kde jsou obrázky?</text:h>
      <text:p text:style-name="P9">Buď jsou nalepené na serveru, anebo cloud hosting. M<text:span text:style-name="T21">ů</text:span>žem to zatím ošetřit takhle… dáme vždy „pictureLocation + pic_url“. Tak to můžeme později předělat na clou<text:span text:style-name="T6">d</text:span> hosting<text:span text:style-name="T21"> nebo něco</text:span>.</text:p>
      <text:h text:style-name="Heading_20_3" text:outline-level="3">Databázové schéma</text:h>
      <text:p text:style-name="P4">Name: „<text:span text:style-name="T20">k</text:span>raitClub“</text:p>
      <text:h text:style-name="Heading_20_5" text:outline-level="5">Stuff <text:span text:style-name="T2">in</text:span> <text:span text:style-name="T2">i</text:span>t</text:h>
      <text:p text:style-name="P15">Extras (string) je catch-all kolonka do které můžem nacpat co jsme zapoměli <text:span text:style-name="T21">když</text:span> je den před deadline.</text:p>
      <text:p text:style-name="P5"><text:span text:style-name="T15">Creation </text:span>(???) - pi<text:span text:style-name="T5">c</text:span>ture_url<text:span text:style-name="T17">(*)</text:span>, <text:span text:style-name="T16">name</text:span><text:span text:style-name="T17">(* do we?)</text:span><text:span text:style-name="T16">, long_description, </text:span><text:s/>tags [tag, rating<text:span text:style-name="T18">_up, rating_down</text:span>]<text:span text:style-name="T17">(*at least 1 tag?)</text:span>, usersCanAddTags<text:span text:style-name="T18">(no default)</text:span>, <text:span text:style-name="T7">dateCreated, dateModified, </text:span><text:span text:style-name="T19">extras</text:span></text:p>
      <text:p text:style-name="P6"><text:span text:style-name="T15">User</text:span> – username, password (hashed), <text:span text:style-name="T3">friends [friend</text:span><text:span text:style-name="T4">List</text:span><text:span text:style-name="T3">], </text:span><text:span text:style-name="T7">dateRegistered, dateLastSeen, </text:span><text:span text:style-name="T19">extras</text:span></text:p>
      <text:p text:style-name="P13">Tag</text:p>
      <text:p text:style-name="P8"><text:span text:style-name="T15">Collection </text:span>– (unused) , <text:span text:style-name="T19">extras</text:span></text:p>
      <text:p text:style-name="P8"><text:span text:style-name="T15">FriendList </text:span>– (unused) , <text:span text:style-name="T19">extras</text:span></text:p>
      <text:p text:style-name="P7">i forgot how databases work im sorry</text:p>
      <text:h text:style-name="Heading_20_3" text:outline-level="3">Backend</text:h>
      <text:p text:style-name="P10">Hashuje passwordy (steal from mess)</text:p>
      <text:p text:style-name="P10">Jakarta API (steal from mess)</text:p>
      <text:p text:style-name="P11">ehh yknow backs the end</text:p>
      <text:p text:style-name="P12">springboot <text:span text:style-name="T14">and its beans 🥔</text:span></text:p>
      <text:h text:style-name="Heading_20_3" text:outline-level="3">Frontend</text:h>
      <text:p text:style-name="P10">React (shit! I can’t steal!)</text:p>
      <text:p text:style-name="P10">ok maybe i can at least steal the <text:span text:style-name="T8">mock </text:span>tests <text:span text:style-name="T8">but no one even cares about those</text:span></text:p>
      <text:p text:style-name="P12">it looks really fucking slick and is both mobile and web capable so use… <text:span text:style-name="T15">bootstrap</text:span>. no. Yes.</text:p>
      <text:h text:style-name="Heading_20_1" text:outline-level="1">12.3<text:span text:style-name="T21"> jak na db</text:span></text:h>
      <text:p text:style-name="P18">tak, jsme ve fázi kde zapínáme 2 věci<text:span text:style-name="T22"> xampp a java</text:span>. (budem zapínat vždy tři - db, be, fe obv)</text:p>
      <text:p text:style-name="P16">1) musíš udělat<text:span text:style-name="T25"> v</text:span> db "krait<text:span text:style-name="T23">c</text:span>lub"</text:p>
      <text:p text:style-name="P17">2) připojit se přes Java (na straně, je tam taková věc na připojení<text:span text:style-name="T24"> =&gt; mariadb</text:span><text:span text:style-name="T25"> =&gt; username root jinak všechno stejné myslím</text:span>)</text:p>
      <text:p text:style-name="P19"><text:soft-page-break/>3) tabulki asi vytvářet přes java kód i think. just follow my lead.</text:p>
      <text:h text:style-name="Heading_20_5" text:outline-level="5">How 2 table<text:span text:style-name="T26"> (experimentuji)</text:span></text:h>
      <text:p text:style-name="P20">Repository = má JPA metody. takže musí být aspoň 2 v pořadí</text:p>
      <text:p text:style-name="P21">Service = též má metody FUCK??? Ale používá repository, tak je před repository (1,5 místo)</text:p>
      <text:p text:style-name="P22">Form = maybe to je základ? Ale s tím interaktuje.<text:span text:style-name="T27"> jo má to nahoře @gettersetter takže asi to je základ</text:span></text:p>
      <text:p text:style-name="P23">MODEL = bruhh the model is the beginning.</text:p>
      <text:p text:style-name="P23">ok so less shitty</text:p>
      <text:h text:style-name="Heading_20_5" text:outline-level="5">Model</text:h>
      <text:p text:style-name="P23">this is a table.</text:p>
      <text:p text:style-name="P23">has all the variables and some notes.</text:p>
      <text:h text:style-name="Heading_20_5" text:outline-level="5">Repository</text:h>
      <text:p text:style-name="P24">Needs a model. Or can have more models (for example a post has a user, thus we use that user)</text:p>
      <text:p text:style-name="P26">Has JPA shit in it.<text:span text:style-name="T28"> =&gt; </text:span>public Iterable&lt;BoardPost&gt; findBoardPostByUser(BoardUser bUser)</text:p>
      <text:p text:style-name="P26">Which begs the question, what is service for?</text:p>
      <text:h text:style-name="Heading_20_5" text:outline-level="5">Service</text:h>
      <text:p text:style-name="P25">Needs a model and a repository. </text:p>
      <text:p text:style-name="P27">Ahh, you don't interact with repo directly, you use a service. That's why it needs the model and the repo, it crumches the datars and puts it in repo itself.</text:p>
      <text:p text:style-name="P27">post.setTemp(updatePost.isTemp());</text:p>
      <text:h text:style-name="Heading_20_5" text:outline-level="5">Controller</text:h>
      <text:p text:style-name="P25">put allllllllllll your REST shit in it. You can have more controllers, for example for chat.</text:p>
      <text:p text:style-name="P25">/chungus<text:span text:style-name="T29">/{</text:span><text:span text:style-name="T30">id</text:span><text:span text:style-name="T29">}</text:span></text:p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Normální" style:next-style-name="Normální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Normální" style:family="paragraph">
      <style:paragraph-properties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Standardní_20_písmo_20_odstavce" style:display-name="Standardní písmo odstavce" style:family="text"/>
    <style:style style:name="Nadpis_20_1_20_Char" style:display-name="Nadpis 1 Char" style:family="text" style:parent-style-name="Standardní_20_písmo_20_odstavce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Nadpis_20_2_20_Char" style:display-name="Nadpis 2 Char" style:family="text" style:parent-style-name="Standardní_20_písmo_20_odstavce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title/>
    <dc:description/>
    <dc:subject/>
    <meta:initial-creator>kylienikka@seznam.cz</meta:initial-creator>
    <meta:creation-date>2024-02-28T12:29:00Z</meta:creation-date>
    <dc:date>2024-03-12T17:35:29.844000000</dc:date>
    <meta:editing-cycles>56</meta:editing-cycles>
    <meta:editing-duration>PT1H18M45S</meta:editing-duration>
    <meta:document-statistic meta:table-count="0" meta:image-count="0" meta:object-count="0" meta:page-count="3" meta:paragraph-count="72" meta:word-count="571" meta:character-count="3390" meta:non-whitespace-character-count="2886"/>
    <meta:template xlink:type="simple" xlink:actuate="onRequest" xlink:title="" xlink:href="Normal"/>
  </office:meta>
</office:document-meta>
</file>